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style:writing-mode="page"/>
    </style:style>
    <style:style style:name="P1" style:family="paragraph" style:parent-style-name="Standard">
      <style:paragraph-properties fo:text-align="justify" style:justify-single-word="false"/>
      <style:text-properties style:text-line-through-style="none" style:text-line-through-type="none" fo:font-size="18pt" fo:language="de" fo:country="DE" style:text-underline-style="none" officeooo:rsid="00154715" officeooo:paragraph-rsid="00154715" style:font-size-asian="15.75pt" style:font-size-complex="18pt"/>
    </style:style>
    <style:style style:name="P2" style:family="paragraph" style:parent-style-name="Standard">
      <style:paragraph-properties fo:text-align="justify" style:justify-single-word="false"/>
      <style:text-properties style:text-line-through-style="none" style:text-line-through-type="none" fo:font-size="18pt" fo:language="de" fo:country="DE" style:text-underline-style="none" officeooo:rsid="00154715" officeooo:paragraph-rsid="003414fc" style:font-size-asian="15.75pt" style:font-size-complex="18pt"/>
    </style:style>
    <style:style style:name="P3" style:family="paragraph" style:parent-style-name="Standard">
      <style:paragraph-properties fo:text-align="justify" style:justify-single-word="false"/>
      <style:text-properties style:text-line-through-style="none" style:text-line-through-type="none" fo:font-size="18pt" fo:language="de" fo:country="DE" style:text-underline-style="none" officeooo:rsid="00154715" officeooo:paragraph-rsid="00154d90" style:font-size-asian="15.75pt" style:font-size-complex="18pt"/>
    </style:style>
    <style:style style:name="P4" style:family="paragraph" style:parent-style-name="Standard">
      <style:paragraph-properties fo:text-align="justify" style:justify-single-word="false"/>
      <style:text-properties style:text-line-through-style="none" style:text-line-through-type="none" fo:font-size="18pt" fo:language="de" fo:country="DE" style:text-underline-style="none" officeooo:rsid="00154d90" officeooo:paragraph-rsid="00154d90" style:font-size-asian="15.75pt" style:font-size-complex="18pt"/>
    </style:style>
    <style:style style:name="P5" style:family="paragraph" style:parent-style-name="Standard">
      <style:paragraph-properties fo:text-align="justify" style:justify-single-word="false"/>
      <style:text-properties style:text-line-through-style="none" style:text-line-through-type="none" fo:font-size="18pt" fo:language="de" fo:country="DE" style:text-underline-style="none" officeooo:rsid="001db420" officeooo:paragraph-rsid="001db420" style:font-size-asian="15.75pt" style:font-size-complex="18pt"/>
    </style:style>
    <style:style style:name="P6" style:family="paragraph" style:parent-style-name="Standard">
      <style:paragraph-properties fo:text-align="justify" style:justify-single-word="false"/>
      <style:text-properties style:text-line-through-style="none" style:text-line-through-type="none" fo:font-size="18pt" fo:language="de" fo:country="DE" style:text-underline-style="none" officeooo:rsid="0011b4c7" officeooo:paragraph-rsid="00154715" style:font-size-asian="15.75pt" style:font-size-complex="18pt"/>
    </style:style>
    <style:style style:name="P7" style:family="paragraph" style:parent-style-name="Standard">
      <style:paragraph-properties fo:text-align="justify" style:justify-single-word="false"/>
      <style:text-properties style:text-line-through-style="none" style:text-line-through-type="none" fo:font-size="18pt" fo:language="de" fo:country="DE" style:text-underline-style="none" officeooo:rsid="00122c7e" officeooo:paragraph-rsid="00154715" style:font-size-asian="15.75pt" style:font-size-complex="18pt"/>
    </style:style>
    <style:style style:name="P8" style:family="paragraph" style:parent-style-name="Standard">
      <style:paragraph-properties fo:text-align="justify" style:justify-single-word="false"/>
      <style:text-properties style:text-line-through-style="none" style:text-line-through-type="none" fo:font-size="18pt" fo:language="de" fo:country="DE" style:text-underline-style="none" officeooo:rsid="00136ff2" officeooo:paragraph-rsid="00154715" style:font-size-asian="15.75pt" style:font-size-complex="18pt"/>
    </style:style>
    <style:style style:name="P9" style:family="paragraph" style:parent-style-name="Standard">
      <style:paragraph-properties fo:text-align="justify" style:justify-single-word="false"/>
      <style:text-properties style:text-line-through-style="none" style:text-line-through-type="none" fo:font-size="18pt" fo:language="de" fo:country="DE" style:text-underline-style="none" officeooo:rsid="0017d0dc" officeooo:paragraph-rsid="00154715" style:font-size-asian="15.75pt" style:font-size-complex="18pt"/>
    </style:style>
    <style:style style:name="P10" style:family="paragraph" style:parent-style-name="Standard">
      <style:paragraph-properties fo:text-align="justify" style:justify-single-word="false"/>
      <style:text-properties style:text-line-through-style="none" style:text-line-through-type="none" fo:font-size="18pt" fo:language="de" fo:country="DE" style:text-underline-style="none" officeooo:rsid="0017d0dc" officeooo:paragraph-rsid="0017d0dc" style:font-size-asian="15.75pt" style:font-size-complex="18pt"/>
    </style:style>
    <style:style style:name="P11" style:family="paragraph" style:parent-style-name="Standard">
      <style:paragraph-properties fo:text-align="justify" style:justify-single-word="false"/>
      <style:text-properties style:text-line-through-style="none" style:text-line-through-type="none" fo:font-size="18pt" fo:language="de" fo:country="DE" style:text-underline-style="none" officeooo:rsid="00201a9a" officeooo:paragraph-rsid="00201a9a" style:font-size-asian="15.75pt" style:font-size-complex="18pt"/>
    </style:style>
    <style:style style:name="P12" style:family="paragraph" style:parent-style-name="Standard">
      <style:paragraph-properties fo:text-align="justify" style:justify-single-word="false"/>
      <style:text-properties style:text-line-through-style="none" style:text-line-through-type="none" fo:font-size="18pt" fo:language="de" fo:country="DE" style:text-underline-style="none" officeooo:rsid="00201a9a" officeooo:paragraph-rsid="00205b97" style:font-size-asian="15.75pt" style:font-size-complex="18pt"/>
    </style:style>
    <style:style style:name="P13" style:family="paragraph" style:parent-style-name="Standard">
      <style:paragraph-properties fo:text-align="justify" style:justify-single-word="false"/>
      <style:text-properties style:text-line-through-style="none" style:text-line-through-type="none" fo:font-size="18pt" fo:language="de" fo:country="DE" style:text-underline-style="none" officeooo:rsid="00245948" officeooo:paragraph-rsid="00245948" style:font-size-asian="15.75pt" style:font-size-complex="18pt"/>
    </style:style>
    <style:style style:name="P14" style:family="paragraph" style:parent-style-name="Standard">
      <style:paragraph-properties fo:text-align="justify" style:justify-single-word="false"/>
      <style:text-properties style:text-line-through-style="none" style:text-line-through-type="none" fo:font-size="18pt" fo:language="de" fo:country="DE" style:text-underline-style="none" officeooo:rsid="001a0d9e" officeooo:paragraph-rsid="001a73ed" style:font-size-asian="15.75pt" style:font-size-complex="18pt"/>
    </style:style>
    <style:style style:name="P15"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bold" officeooo:rsid="00201a9a" officeooo:paragraph-rsid="00201a9a" style:font-size-asian="15.75pt" style:font-weight-asian="bold" style:font-size-complex="18pt" style:font-weight-complex="bold"/>
    </style:style>
    <style:style style:name="P16"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bold" officeooo:rsid="00219105" officeooo:paragraph-rsid="00219105" style:font-size-asian="15.75pt" style:font-weight-asian="bold" style:font-size-complex="18pt" style:font-weight-complex="bold"/>
    </style:style>
    <style:style style:name="P17"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bold" officeooo:rsid="0026f606" officeooo:paragraph-rsid="0026f606" style:font-size-asian="15.75pt" style:font-weight-asian="bold" style:font-size-complex="18pt" style:font-weight-complex="bold"/>
    </style:style>
    <style:style style:name="P18"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normal" officeooo:rsid="0026f606" officeooo:paragraph-rsid="0026f606" style:font-size-asian="15.75pt" style:font-weight-asian="normal" style:font-size-complex="18pt" style:font-weight-complex="normal"/>
    </style:style>
    <style:style style:name="P19"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normal" officeooo:rsid="0034aace" officeooo:paragraph-rsid="0034aace" style:font-size-asian="15.75pt" style:font-weight-asian="normal" style:font-size-complex="18pt" style:font-weight-complex="normal"/>
    </style:style>
    <style:style style:name="P20"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normal" officeooo:rsid="002d8848" officeooo:paragraph-rsid="002d8848" style:font-size-asian="15.75pt" style:font-weight-asian="normal" style:font-size-complex="18pt" style:font-weight-complex="normal"/>
    </style:style>
    <style:style style:name="P21"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normal" officeooo:rsid="00309077" officeooo:paragraph-rsid="00309077"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style:text-line-through-style="none" style:text-line-through-type="none" fo:font-size="18pt" fo:language="de" fo:country="DE" style:text-underline-style="none" fo:font-weight="normal" officeooo:rsid="00309077" officeooo:paragraph-rsid="00309077" style:font-size-asian="15.75pt" style:font-weight-asian="normal" style:font-size-complex="18pt" style:font-weight-complex="normal"/>
    </style:style>
    <style:style style:name="P23"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normal" officeooo:rsid="002deb1e" officeooo:paragraph-rsid="002fa6b8" style:font-size-asian="15.75pt" style:font-weight-asian="normal" style:font-size-complex="18pt" style:font-weight-complex="normal"/>
    </style:style>
    <style:style style:name="P24"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normal" officeooo:rsid="002deb1e" officeooo:paragraph-rsid="00309077" style:font-size-asian="15.75pt" style:font-weight-asian="normal" style:font-size-complex="18pt" style:font-weight-complex="normal"/>
    </style:style>
    <style:style style:name="P25"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normal" officeooo:rsid="002deb1e" officeooo:paragraph-rsid="002deb1e" style:font-size-asian="15.75pt" style:font-weight-asian="normal" style:font-size-complex="18pt" style:font-weight-complex="normal"/>
    </style:style>
    <style:style style:name="P26"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normal" officeooo:rsid="00310684" officeooo:paragraph-rsid="00310684" style:font-size-asian="15.75pt" style:font-weight-asian="normal" style:font-size-complex="18pt" style:font-weight-complex="normal"/>
    </style:style>
    <style:style style:name="P27"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normal" officeooo:rsid="003e244c" officeooo:paragraph-rsid="003e244c" style:font-size-asian="15.75pt" style:font-weight-asian="normal" style:font-size-complex="18pt" style:font-weight-complex="normal"/>
    </style:style>
    <style:style style:name="P28"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normal" officeooo:rsid="003fd53a" officeooo:paragraph-rsid="003fd53a" style:font-size-asian="15.75pt" style:font-weight-asian="normal" style:font-size-complex="18pt" style:font-weight-complex="normal"/>
    </style:style>
    <style:style style:name="P29"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normal" officeooo:rsid="0042615c" officeooo:paragraph-rsid="00455263" style:font-size-asian="15.75pt" style:font-weight-asian="normal" style:font-size-complex="18pt" style:font-weight-complex="normal"/>
    </style:style>
    <style:style style:name="P30"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normal" officeooo:rsid="00455263" officeooo:paragraph-rsid="00455263" style:font-size-asian="15.75pt" style:font-weight-asian="normal" style:font-size-complex="18pt" style:font-weight-complex="normal"/>
    </style:style>
    <style:style style:name="P31"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normal" officeooo:rsid="004862d9" officeooo:paragraph-rsid="004862d9" style:font-size-asian="15.75pt" style:font-weight-asian="normal" style:font-size-complex="18pt" style:font-weight-complex="normal"/>
    </style:style>
    <style:style style:name="P32"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normal" officeooo:rsid="0047d1c7" officeooo:paragraph-rsid="002d8848" style:font-size-asian="15.75pt" style:font-weight-asian="normal" style:font-size-complex="18pt" style:font-weight-complex="normal"/>
    </style:style>
    <style:style style:name="P33"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normal" officeooo:rsid="002fa6b8" officeooo:paragraph-rsid="002d8848" style:font-size-asian="15.75pt" style:font-weight-asian="normal" style:font-size-complex="18pt" style:font-weight-complex="normal"/>
    </style:style>
    <style:style style:name="P34" style:family="paragraph" style:parent-style-name="Standard">
      <style:paragraph-properties fo:text-align="justify" style:justify-single-word="false"/>
      <style:text-properties fo:font-size="36pt" fo:language="de" fo:country="DE" style:text-underline-style="solid" style:text-underline-width="auto" style:text-underline-color="font-color" officeooo:rsid="00154715" officeooo:paragraph-rsid="00154715" style:font-size-asian="36pt" style:font-size-complex="36pt"/>
    </style:style>
    <style:style style:name="P35" style:family="paragraph" style:parent-style-name="Standard">
      <style:paragraph-properties fo:text-align="justify" style:justify-single-word="false" fo:break-before="page"/>
      <style:text-properties fo:font-size="36pt" fo:language="de" fo:country="DE" style:text-underline-style="solid" style:text-underline-width="auto" style:text-underline-color="font-color" officeooo:rsid="0011b4c7" officeooo:paragraph-rsid="00154715" style:font-size-asian="36pt" style:font-size-complex="36pt"/>
    </style:style>
    <style:style style:name="P36" style:family="paragraph" style:parent-style-name="Standard">
      <style:paragraph-properties fo:text-align="justify" style:justify-single-word="false" fo:break-before="page"/>
      <style:text-properties style:text-line-through-style="none" style:text-line-through-type="none" fo:font-size="40pt" fo:language="de" fo:country="DE" style:text-underline-style="none" officeooo:rsid="0017d0dc" officeooo:paragraph-rsid="00154715" style:font-size-asian="40pt" style:font-size-complex="40pt"/>
    </style:style>
    <style:style style:name="P37" style:family="paragraph" style:parent-style-name="Standard">
      <style:paragraph-properties fo:text-align="justify" style:justify-single-word="false" fo:break-before="page"/>
      <style:text-properties style:text-line-through-style="none" style:text-line-through-type="none" fo:font-size="18pt" fo:language="de" fo:country="DE" style:text-underline-style="none" officeooo:rsid="0017d0dc" officeooo:paragraph-rsid="0017d0dc" style:font-size-asian="15.75pt" style:font-size-complex="18pt"/>
    </style:style>
    <style:style style:name="P38" style:family="paragraph" style:parent-style-name="Standard">
      <style:paragraph-properties fo:text-align="justify" style:justify-single-word="false" fo:break-before="page"/>
      <style:text-properties style:text-line-through-style="none" style:text-line-through-type="none" fo:font-size="18pt" fo:language="de" fo:country="DE" style:text-underline-style="none" fo:font-weight="normal" officeooo:rsid="0036c84f" officeooo:paragraph-rsid="0036c84f" style:font-size-asian="15.75pt" style:font-weight-asian="normal" style:font-size-complex="18pt" style:font-weight-complex="normal"/>
    </style:style>
    <style:style style:name="P39" style:family="paragraph" style:parent-style-name="Standard">
      <style:paragraph-properties fo:text-align="justify" style:justify-single-word="false" fo:break-before="page"/>
      <style:text-properties style:text-line-through-style="none" style:text-line-through-type="none" fo:font-size="18pt" fo:language="de" fo:country="DE" style:text-underline-style="none" fo:font-weight="normal" officeooo:rsid="00310684" officeooo:paragraph-rsid="00310684" style:font-size-asian="15.75pt" style:font-weight-asian="normal" style:font-size-complex="18pt" style:font-weight-complex="normal"/>
    </style:style>
    <style:style style:name="P40" style:family="paragraph" style:parent-style-name="Standard">
      <style:paragraph-properties fo:text-align="justify" style:justify-single-word="false" fo:break-before="page"/>
      <style:text-properties style:text-line-through-style="none" style:text-line-through-type="none" fo:font-size="18pt" fo:language="de" fo:country="DE" style:text-underline-style="none" fo:font-weight="normal" officeooo:rsid="002d8848" officeooo:paragraph-rsid="002d8848" style:font-size-asian="15.75pt" style:font-weight-asian="normal" style:font-size-complex="18pt" style:font-weight-complex="normal"/>
    </style:style>
    <style:style style:name="P41" style:family="paragraph" style:parent-style-name="Standard">
      <style:paragraph-properties fo:text-align="justify" style:justify-single-word="false" fo:break-before="page"/>
      <style:text-properties style:text-line-through-style="none" style:text-line-through-type="none" fo:font-size="36pt" fo:language="de" fo:country="DE" style:text-underline-style="solid" style:text-underline-width="auto" style:text-underline-color="font-color" officeooo:rsid="00201a9a" officeooo:paragraph-rsid="00201a9a" style:font-size-asian="36pt" style:font-size-complex="36pt"/>
    </style:style>
    <style:style style:name="P42" style:family="paragraph" style:parent-style-name="Table_20_Contents">
      <style:paragraph-properties fo:text-align="center" style:justify-single-word="false"/>
      <style:text-properties fo:color="#ce181e" fo:font-size="20pt" fo:language="de" fo:country="DE" fo:font-weight="bold" officeooo:rsid="00136ff2" officeooo:paragraph-rsid="00154715" style:font-size-asian="20pt" style:font-weight-asian="bold" style:font-size-complex="20pt" style:font-weight-complex="bold"/>
    </style:style>
    <style:style style:name="P43" style:family="paragraph" style:parent-style-name="Table_20_Contents">
      <style:paragraph-properties fo:text-align="center" style:justify-single-word="false"/>
      <style:text-properties fo:color="#2a6099" fo:font-size="20pt" fo:language="de" fo:country="DE" fo:font-weight="bold" officeooo:rsid="00136ff2" officeooo:paragraph-rsid="00154715" style:font-size-asian="20pt" style:font-weight-asian="bold" style:font-size-complex="20pt" style:font-weight-complex="bold"/>
    </style:style>
    <style:style style:name="P44" style:family="paragraph" style:parent-style-name="Table_20_Contents">
      <style:paragraph-properties fo:text-align="center" style:justify-single-word="false"/>
      <style:text-properties fo:color="#81d41a" fo:font-size="20pt" fo:language="de" fo:country="DE" fo:font-weight="bold" officeooo:rsid="00136ff2" officeooo:paragraph-rsid="00154715" style:font-size-asian="20pt" style:font-weight-asian="bold" style:font-size-complex="20pt" style:font-weight-complex="bold"/>
    </style:style>
    <style:style style:name="P45" style:family="paragraph" style:parent-style-name="Table_20_Contents">
      <style:paragraph-properties fo:text-align="center" style:justify-single-word="false"/>
      <style:text-properties fo:color="#780373" fo:font-size="20pt" fo:language="de" fo:country="DE" fo:font-weight="bold" officeooo:paragraph-rsid="00154715" style:font-size-asian="20pt" style:font-weight-asian="bold" style:font-size-complex="20pt" style:font-weight-complex="bold"/>
    </style:style>
    <style:style style:name="P46" style:family="paragraph" style:parent-style-name="Standard">
      <style:paragraph-properties fo:text-align="justify" style:justify-single-word="false"/>
      <style:text-properties style:text-line-through-style="none" style:text-line-through-type="none" fo:font-size="18pt" fo:language="de" fo:country="DE" style:text-underline-style="none" fo:font-weight="normal" officeooo:rsid="00563c62" officeooo:paragraph-rsid="003e244c" style:font-size-asian="15.75pt" style:font-weight-asian="normal" style:font-size-complex="18pt" style:font-weight-complex="normal"/>
    </style:style>
    <style:style style:name="T1" style:family="text">
      <style:text-properties officeooo:rsid="00122c7e"/>
    </style:style>
    <style:style style:name="T2" style:family="text">
      <style:text-properties officeooo:rsid="00136ff2"/>
    </style:style>
    <style:style style:name="T3" style:family="text">
      <style:text-properties fo:font-variant="normal" fo:text-transform="none" style:font-name="Times New Roman" fo:letter-spacing="normal" fo:font-style="normal" officeooo:rsid="00136ff2"/>
    </style:style>
    <style:style style:name="T4" style:family="text">
      <style:text-properties fo:font-variant="normal" fo:text-transform="none" style:font-name="Times New Roman" fo:letter-spacing="normal" fo:font-style="normal" officeooo:rsid="0014f1f6"/>
    </style:style>
    <style:style style:name="T5" style:family="text">
      <style:text-properties style:font-name="Times New Roman" officeooo:rsid="00136ff2"/>
    </style:style>
    <style:style style:name="T6" style:family="text">
      <style:text-properties officeooo:rsid="0014fbb6"/>
    </style:style>
    <style:style style:name="T7" style:family="text">
      <style:text-properties officeooo:rsid="00154d90"/>
    </style:style>
    <style:style style:name="T8" style:family="text">
      <style:text-properties officeooo:rsid="0015e81f"/>
    </style:style>
    <style:style style:name="T9" style:family="text">
      <style:text-properties officeooo:rsid="0018e42f"/>
    </style:style>
    <style:style style:name="T10" style:family="text">
      <style:text-properties officeooo:rsid="001a73ed"/>
    </style:style>
    <style:style style:name="T11" style:family="text">
      <style:text-properties officeooo:rsid="00205b97"/>
    </style:style>
    <style:style style:name="T12" style:family="text">
      <style:text-properties officeooo:rsid="00219105"/>
    </style:style>
    <style:style style:name="T13" style:family="text">
      <style:text-properties officeooo:rsid="00265588"/>
    </style:style>
    <style:style style:name="T14" style:family="text">
      <style:text-properties officeooo:rsid="0026f606"/>
    </style:style>
    <style:style style:name="T15" style:family="text">
      <style:text-properties officeooo:rsid="0026fa59"/>
    </style:style>
    <style:style style:name="T16" style:family="text">
      <style:text-properties officeooo:rsid="003bd1a6"/>
    </style:style>
    <style:style style:name="T17" style:family="text">
      <style:text-properties officeooo:rsid="003f172b"/>
    </style:style>
    <style:style style:name="T18" style:family="text">
      <style:text-properties officeooo:rsid="0041cf31"/>
    </style:style>
    <style:style style:name="T19" style:family="text">
      <style:text-properties officeooo:rsid="00437fe5"/>
    </style:style>
    <style:style style:name="T20" style:family="text">
      <style:text-properties officeooo:rsid="004661d0"/>
    </style:style>
    <style:style style:name="T21" style:family="text">
      <style:text-properties officeooo:rsid="0047d1c7"/>
    </style:style>
    <style:style style:name="T22" style:family="text">
      <style:text-properties officeooo:rsid="004a358d"/>
    </style:style>
    <style:style style:name="T23" style:family="text">
      <style:text-properties officeooo:rsid="004bd46b"/>
    </style:style>
    <style:style style:name="T24" style:family="text">
      <style:text-properties officeooo:rsid="004d3c0c"/>
    </style:style>
    <style:style style:name="T25" style:family="text">
      <style:text-properties officeooo:rsid="00563c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Keine Zeit verlieren</text:p>
      <text:p text:style-name="P1"/>
      <text:p text:style-name="P2">Die Zeit ist knapp, jedoch sind die Uhren verhext! Betrachtet man die Zeiger, so sieht man schnell, dass hier keine Zeit eingestellt ist, sondern höhere Mächte zu Gange sind. <text:span text:style-name="T7">Zauberhafte Siegel, die ihre Magie von verhexten Uhren beziehen, verlieren ihre Kräfte, wenn man den Dämonenzeiger auf die erleuchtete Zeit stellt.</text:span></text:p>
      <text:p text:style-name="P1"/>
      <text:p text:style-name="P1">Statt Zeiteinheiten kann man auf verhexten Uhren <text:span text:style-name="T7">das magische Verhältnis zwischen</text:span> Sonne und Mond ablesen.</text:p>
      <text:p text:style-name="P1"/>
      <text:p text:style-name="P3">Wandert die Sonne dem Mond <text:span text:style-name="T8">halben Weges </text:span>entgegen <text:span text:style-name="T7">(nicht der Mond der Sonne!)</text:span>, so <text:span text:style-name="T8">zeigt</text:span> sie die verwunschene<text:span text:style-name="T7">n Stunden</text:span>. <text:span text:style-name="T8">Wandert jedoch der Mond halben Weges der Sonne entgegen, so gibt dieser die gesegnete Zeit an.</text:span></text:p>
      <text:p text:style-name="P3"/>
      <text:p text:style-name="P4">Wartet man die gesegnete Zeit ab, um ab ihr alle verwunschenen Stunden zu feiern, so hört man mit dem Feiern zur erleuchteten Zeit auf.</text:p>
      <text:p text:style-name="P35">The <text:span text:style-name="T6">aM</text:span>azed Poet</text:p>
      <text:p text:style-name="P5"/>
      <text:p text:style-name="P6">Ein wahnsinniger Poet verlief sich einst im Labyrinth. Da er ewig umherirrte, <text:s/>verfasste er ein Gedicht, welches seinen Wahn darstellte. Geplagt von seinen Phantasien konnte er sein Lyrisches Werk, Satzzeichen, <text:span text:style-name="T1">Großschreibung</text:span> und das <text:span text:style-name="T1">ihn quälende </text:span>Wort “MAZE” nicht mehr auseinanderhalten. Viele gehen sogar davon aus, dass der Poet nicht einmal mehr den Typographischen Leerraum beherrschte.</text:p>
      <text:p text:style-name="P6"/>
      <text:p text:style-name="P6">Man war sich sicher; der Mann war verrückt. <text:span text:style-name="T1">Ignoriert man jedoch alle Einflüsse seines Wahns (Sonderzeichen, Großschreibung, Quälgeister)</text:span> <text:span text:style-name="T1">auf seine Texte, erhält man den Text, den es eigentlich zu analysieren gilt.</text:span></text:p>
      <text:p text:style-name="P6"/>
      <text:p text:style-name="P7">Schrieb der Poet zum Beispiel “Helfet mir! MAZ<text:span text:style-name="T16">E</text:span>Ich bin gefangen hier!”, so gilt lediglich “helfetmirichbingefangenhier” zu interpretieren.</text:p>
      <text:p text:style-name="P7"/>
      <text:p text:style-name="P8">Relevant, um den richtigen Schlüssel zu finden sind die häufigkeiten von aufeinanderfolgenden Buchstaben in der endgültigen Botschaft. Im obigen Beispiel kommen nur die Buchstabenfolgen “ng” und “ge” doppelt vor, alle Anderen sind einmalig.</text:p>
      <text:p text:style-name="P8"/>
      <table:table table:name="Table2" table:style-name="Table2">
        <table:table-column table:style-name="Table2.A"/>
        <table:table-row>
          <table:table-cell table:style-name="Table2.A1" office:value-type="string">
            <text:p text:style-name="P42">OM · ET – OO</text:p>
          </table:table-cell>
        </table:table-row>
        <table:table-row>
          <table:table-cell table:style-name="Table2.A1" office:value-type="string">
            <text:p text:style-name="P43">(OU – TH) · (RY + ZE)</text:p>
          </table:table-cell>
        </table:table-row>
        <table:table-row>
          <table:table-cell table:style-name="Table2.A1" office:value-type="string">
            <text:p text:style-name="P44">IF + WI + ZI + TH</text:p>
          </table:table-cell>
        </table:table-row>
        <table:table-row>
          <table:table-cell table:style-name="Table2.A1" office:value-type="string">
            <text:p text:style-name="P45"><text:span text:style-name="T2">WC + UR · O</text:span><text:span text:style-name="T5">M </text:span><text:span text:style-name="T3">÷ </text:span><text:span text:style-name="T4">AL</text:span></text:p>
          </table:table-cell>
        </table:table-row>
      </table:table>
      <text:p text:style-name="P9"/>
      <text:p text:style-name="P36">You can! not leave. MAZE this room MAZE without?! a MAZE ment unless you MAZE; every room in the_MAZE the Maze Exit-Manual-MAZE-is-lying if..MAZE!no!maze exists. How MAZE can MAZE if our MAZE MAZE? Lying MAZE</text:p>
      <text:p text:style-name="P41">Tarot Karten</text:p>
      <text:p text:style-name="P11"/>
      <text:p text:style-name="P13">Die Geister der Tarot Karten <text:span text:style-name="T13">bewegen sich. Dabei bleiben die Karten starr. Die Geister können beliebige Klüfte bewältigen und kommen am Ende ihrer Reise zur Ruhe. Auf ihrem Umherwandern besuchen sie keinen Ort doppelt. Um die Geister zur Ruhe zu setzen, muss man die Karten benennen, die der Geist besucht.</text:span></text:p>
      <text:p text:style-name="P11"/>
      <text:p text:style-name="P15">Zinnen</text:p>
      <text:p text:style-name="P12"><text:span text:style-name="T14">Eine Dame klagt: </text:span>“<text:span text:style-name="T14">M</text:span>eine sieben Buben <text:span text:style-name="T14">taugen zu nichts! Ich</text:span> schicke sie aus zum K<text:span text:style-name="T12">oe</text:span>nig”, schimpft die Mutter. “Der wird wissen, <text:span text:style-name="T11">ob </text:span>man <text:span text:style-name="T11">etwas </text:span>mit ihnen anfangen kann.” <text:span text:style-name="T11">Die drei Juengsten mussten sich im dunklen Innenhof der Burg als nuetzlich erweisen - umschlossen von hohen Zinnen, von Tageslicht. Sie arbeiteten zwar von morgens fünf bis mittags zwei, doch ihre Arbeit machte ihnen Spass. <text:s/>Die anderen vier achteten ausschließlich auf ihr Ansehen unter weiblicher Gesellschaft. Oft umgaben sie sich mit neun, vielleicht zehn Frauen und ließen ihren Wehrdienst links liegen. Der Hof schickte die Jungen mit sechs weiteren anderen Taugenichtsen ins Asyl.</text:span></text:p>
      <text:p text:style-name="P11"/>
      <text:p text:style-name="P16">Hufen</text:p>
      <text:p text:style-name="P18">Dreizehn Buben – f<text:span text:style-name="T15">ue</text:span>nf davon zum Ritter geschlagen – folgten auf ihren Rossen der <text:span text:style-name="T15">koeniglichen Leibgarde. Sie sassen stolz auf ihren Tieren, keiner sicher ob er seine Herzdame je wieder sehen wird. Die Krieger genossen die Zeit in der Wildnis. Oft saßen sie abends zusammen am Feuer – zu essen gab es meistens Echsen die in diesen Breiten häufig waren – lachten und erzählten Geschichten. Zweifel an ihrem Unterfangen hatte niemand. Immerhin waren sie es, die sich durch das Aussieben der Leibgarde hindurch gekämpft hatten. </text:span><text:soft-page-break/><text:span text:style-name="T15">Dass von Ihnen neun im Dienst sterben würden und nur vier das nächste Jahr erblicken sollten, wusste noch keiner. </text:span></text:p>
      <text:p text:style-name="P11"/>
      <text:p text:style-name="P17">Schmuck</text:p>
      <text:p text:style-name="P31">Neun Uhr morgens, Innenhof. Vier Buben waren tot aufgefunden worden. Ihre Kehlen durchschnitten, keine Schreie, nur Röcheln. Drei Uhr mittags, Zugbrücke. Zwei Männer die auf der Brücke wachten wurden geknebelt und gefesselt und in den Graben gestoßen. Die Nassen Leichen waren schon von Ratten übersäht. Fünf, sechs, sieben Tage vergangen und niemand hatte eine Spur des Mörders. Nichtmals die Hohen Zehn des Königs ahnten, dass der Gesuchte eine Dame <text:span text:style-name="T22">aus </text:span>feinem Hause war. <text:span text:style-name="T23">Und die Morde hörten nicht auf…</text:span></text:p>
      <text:p text:style-name="P38">Eine Frage der Persönlichkeit</text:p>
      <text:p text:style-name="P19"/>
      <text:p text:style-name="P19"><text:span text:style-name="T25">Häufig finden Abenteurer Kisten mit den Besitztümern von Bewohnern der Burg Aldrheim. Jede Kiste enthält die wohl ikonischsten Gegenstände eines jeden Bewohners. Seitdem im vergangenen Zeitalter eine Hexe Aldrheim verfluchte, wurde ein Gegenstand jedes Bewohners der Burg verflucht und die Burg war dem Untergang geweiht.</text:span></text:p>
      <text:p text:style-name="P19"/>
      <text:p text:style-name="P27">Zerstört man einen verfluchten Gegenstand oder bring man ihn in eine magiefreie Zone, so wird die Macht der Hexe global geschwächt. <text:span text:style-name="T25">Die folgenden Informationen stammen hauptsächlich aus Überlieferungen der Stadtbibliothek Aldrheims.</text:span></text:p>
      <text:p text:style-name="P46"/>
      <text:p text:style-name="P27">Der königliche Schreiberling Fontus trug stets ein Federmäppchen voller Buntstifte, eine Metallbox voller weißer Kreide sowie einen blauen verfluchten Wachsmalstift.</text:p>
      <text:p text:style-name="P27"><text:tab/>Viktor, Sohn des Königs, spielte oft mit seinem blauen Wachsmalstift, ging auf Schatzsuche und dokumentierte seine Abenteuerreisen stets auf Papier. Man sah ihn oft in seinem Spielzeugauto eine Stoffmaus kutschieren. <text:span text:style-name="T17">Jedoch wusste er dabei nicht, dass sein Stofftier verflucht war.</text:span></text:p>
      <text:p text:style-name="P28"><text:tab/>Cervier, der Hofgastronom hatte stets Probleme, sich von Objekten zu trennen. <text:span text:style-name="T18">Nie gab er seine kaputte Gabel auf; auch das Kindermesser seines mittlerweile erwachsenen Sohns behielt er stets. Zwar zierte seinen Flaschenöffner eine Grimasse, vor der viele Kinder erschauderten, jedoch war es sein Nussknacker, dem böse Kräfte innewohnten.</text:span></text:p>
      <text:p text:style-name="P29"><text:tab/>Der oberste Ritter des Königs <text:span text:style-name="T19">trug zum Schutz neben seines visierten Helms des Scherzes wegen stets einen Fingerhut mit sich und begründete das Mitführen damit, dass er seine Finger im Kampf nicht verlieren möchte. Da es nicht genügte, dass der Ritter seine </text:span><text:soft-page-break/><text:span text:style-name="T19">Handschuhe stets über links auszog, trug er stets einen Stoffbär ohne Ohren mit sich. Nur als er in der Schlacht fiel dämmerte es ihm, dass die Verkäuferin des Stofftiers eine Hexe gewesen sein muss.</text:span></text:p>
      <text:p text:style-name="P30"><text:tab/>Die königliche Kleiderkammer gestand <text:span text:style-name="T20">dem Schneider Tom nur einen</text:span> Fingerhut <text:span text:style-name="T20">und</text:span> <text:span text:style-name="T20">ein Nadelkissen zu, um die königlichen Gewänder zu fertigen und zu flicken. Tom war darüber etwas verärgert, warf seine Arbeit hin und stahl eine </text:span>Brosche mit königlichem Wappen. <text:span text:style-name="T20">Dass die Brosche nicht der Königsfamilie gehörte, sondern dass er von bösen Mächten zum Stehlen verleitet wurde, erfuhr er nie.</text:span></text:p>
      <text:p text:style-name="P40">Schriftsteller</text:p>
      <text:p text:style-name="P21">Federmäppchen voller Buntstifte, Eine Metallbox voller weißer Kreide, Gabel der ein Zacken fehlt, Kindermesser, Taschenbuch mit einem getrockneten Falter, Eine Metallbox voller weißer Kreide, Spielzeugauto, Fingerhut, roter Bauklotz in form einer brücke, Kamm, Brosche mit königlichem Wappen, Stoffmaus, Vinylschallplatte, Nadelkissen in Holzrahmen, Walnuss, kleinen Kaktus im Blumentopf, blauer Wachsmalstift, Haarspange, gelber Bauklotz, Ein abgebrochener Glasboden eines Einmachglases</text:p>
      <text:p text:style-name="P20"/>
      <text:p text:style-name="P32">Kind</text:p>
      <text:p text:style-name="P21">Teddybär ohne Ohren, Fingerhut, Nussknacker, Taschenbuch mit einem getrockneten Falter, Silberspiegel, Haarspange, Kamm, Eine Metallbox voller weißer Kreide, eine von Kinderhand gezeichnete Schatzkarte, roter Bauklotz in form einer brücke, Stoffmaus, gelber Bauklotz, Ein abgebrochener Glasboden eines Einmachglases, eine von Kinderhand gezeichnete Schatzkarte, Spielzeugauto, kleinen Kaktus im Blumentopf, Vinylschallplatte, ein linker rechter Handschuh, Kindermesser, Visier, Flaschenöffner, Stoffmaus, Walnuss, blauer Wachsmalstift, Gabel der ein Zacken fehlt</text:p>
      <text:p text:style-name="P20"/>
      <text:p text:style-name="P33">Gastronom</text:p>
      <text:p text:style-name="P21">Taschenbuch mit einem getrockneten Falter, Ein abgebrochener Glasboden eines Einmachglases, Brosche mit königlichem Wappen, Nussknacker, gelber Bauklotz, Teddybär ohne Ohren, kleinen Kaktus im Blumentopf, Kindermesser, Flaschenöffner, Walnuss, blauer Wachsmalstift, Gabel der ein Zacken fehlt, Flaschenöffner, Silberspiegel, Nadelkissen in Holzrahmen, Walnuss, Kamm, Nussknacker, roter Bauklotz in form einer brücke, Eine Metallbox voller weißer Kreide, Vinylschallplatte</text:p>
      <text:p text:style-name="P20"/>
      <text:p text:style-name="P20">Ritter</text:p>
      <text:p text:style-name="P21"><text:soft-page-break/>Stoffmaus, Walnuss, Vinylschallplatte, roter Bauklotz in form einer brücke, Visier, Brosche mit königlichem Wappen, kleinen Kaktus im Blumentopf, Fingerhut, Taschenbuch mit einem getrockneten Falter, Nussknacker, Teddybär ohne Ohren, Taschenbuch mit einem getrockneten Falter, Ein abgebrochener Glasboden eines Einmachglases, Gabel der ein Zacken fehlt, eine von Kinderhand gezeichnete Schatzkarte, ein linker rechter Handschuh, Flaschenöffner, gelber Bauklotz, Visier, Kindermesser, Walnuss, Vinylschallplatte</text:p>
      <text:p text:style-name="P20"/>
      <text:p text:style-name="P23">Schneider</text:p>
      <text:p text:style-name="P22">Visier, roter Bauklotz in form einer brücke, eine von Kinderhand gezeichnete Schatzkarte, Walnuss, Kindermesser, roter Bauklotz in form einer brücke, Gabel der ein Zacken fehlt, Teddybär ohne Ohren, kleinen Kaktus im Blumentopf, blauer Wachsmalstift, gelber Bauklotz, Federmäppchen voller Buntstifte, Haarspange, Eine Metallbox voller weißer Kreide, Nussknacker, Brosche mit königlichem Wappen, gelber Bauklotz, Stoffmaus, Ein abgebrochener Glasboden eines Einmachglases, Taschenbuch mit einem getrockneten Falter, Flaschenöffner, Vinylschallplatte, Fingerhut, Nadelkissen in Holzrahmen, Walnuss</text:p>
      <text:p text:style-name="P24"/>
      <text:p text:style-name="P25">Amme</text:p>
      <text:p text:style-name="P26">gelber Bauklotz, roter Bauklotz in form einer brücke, ein <text:span text:style-name="T24">o</text:span> rechter Handschuh, kleinen Kaktus im Blumentopf, Vinylschallplatte, Silberspiegel, Taschenbuch mit einem getrockneten Falter, gelber Bauklotz, Nussknacker, Haarspange, roter Bauklotz in form einer brücke, Walnuss, Visier, Flaschenöffner, eine von Kinderhand gezeichnete Schatzkarte, Flaschenöffner, Kamm, Gabel der ein Zacken fehlt, Ein abgebrochener Glasboden eines Einmachglases, Nussknacker</text:p>
      <text:p text:style-name="P26"/>
      <text:p text:style-name="P26"><text:soft-page-break/></text:p>
      <text:p text:style-name="P39">Amme: Haarspange, Kamm, Silberspiegel -&gt; Gabel der ein Zacken fehlt</text:p>
      <text:p text:style-name="P26"/>
      <text:p text:style-name="P26">Schneider: Fingerhut, Nadelkissen in Holzrahmen, Brosche mit königlichem Wappen -&gt; Brosche mit königlichem Wappen</text:p>
      <text:p text:style-name="P26"/>
      <text:p text:style-name="P26">Ritter: ein linker rechter Handschuh, Visier, Fingerhut -&gt; Teddybär ohne Ohren</text:p>
      <text:p text:style-name="P26"/>
      <text:p text:style-name="P26">Gastronom: Gabel der ein Zacken fehlt, Kindermesser, Flaschenöffner -&gt; Nussknacker</text:p>
      <text:p text:style-name="P26"/>
      <text:p text:style-name="P26">Spielzeug: blauer Wachsmalstift, eine von Kinderhand gezeichnete Schatzkarte, Spielzeugauto -&gt; Stoffmaus</text:p>
      <text:p text:style-name="P26"/>
      <text:p text:style-name="P26">Schriftsteller: Federmäppchen voller Buntstifte, blauer Wachsmalstift, Eine Metallbox voller weißer Kreide -&gt; blauer Wachsmalstift</text:p>
      <text:p text:style-name="P37">Anhang A: Labyrinth Notausgangstüren</text:p>
      <text:p text:style-name="P10"/>
      <text:p text:style-name="P10">Labyrinth Notausgangstüren unterscheiden sich stark von Labyrinth Notausgängen. Notausgänge lassen <text:span text:style-name="T9">Abenteurer</text:span> ein Gebiet schnell verlassen; Labyrinth Notausgangstüren <text:span text:style-name="T9">ermöglichen es</text:span> einen Raum schnell <text:span text:style-name="T9">zu </text:span>verlassen, jedoch nicht das gesamte Labyrinth. Deswegen nannte man sie in der Vergangenheit gerne auch Labyrinthraumnotausgangstüren.</text:p>
      <text:p text:style-name="P10"/>
      <text:p text:style-name="P10">Labyrinth Notausgangstüren sind sehr eigene magische Kreaturen, die sehr eng mit Mimics in Verwandtschaft stehen. <text:span text:style-name="T9">Sie legen großen Wert darauf, dass ihre Funktion und Authorität nicht untergraben werden. Sind sie einem Abenteurer freundlich gesinnt, erlauben sie ihm einen Raum auf direktem Wege zu verlassen. Meistens liegen Notausgangstüren jedoch nicht auf dem kürzesten Weg zum Ziel und ermöglichen wackeren Abenteurern auf Umwegen die Umgebung besser kennenzulernen.</text:span></text:p>
      <text:p text:style-name="P10"/>
      <text:p text:style-name="P14">Labyrinth Notausganstüren dürfen von Abenteurern nur in Fällen von magiebedingten Feinstaubexplosionen, magieunbedingen Feinstaubexplosionen, <text:s/>Gefühlen des Verlorenseins, Gefühlen der Einsamkeit, Verlieren des eigenen Zauberstabs oder der eigenen Streitaxt, Augenlichtverlust duch magische Feinstaubexplosionen, Augenlichtverlust durch von menschenhand Verursachten Feinstaubexplosionen, Verbrennungen durch Menschenstaubexplosionen von Grad 2 oder höher, Schwierigkeiten beim öffnen einer anderen (nicht Labyrinth Notausgangs-) Tür, Wiederfinden eines zuvor verlorengegangen Zauberstabs oder einer zuvor verlorengegangenen Streitaxt, <text:span text:style-name="T10">initial uneigennützigen Hilfeleistungen für Freunde oder engere Bekannte, die eine andere Zauberschule besuchen (oder die gleiche Zauberschule in einer anderen zeitlichen Dimension besuchen), dringenden </text:span><text:soft-page-break/><text:span text:style-name="T10">Reparaturmaßnahmen an Labyrinth Notausgangstüren, eiligen Lieferungen von Labyrinth Notausgangstüren, uneiligen Lieferungen von Labyrinth Notausgangstüren, Lieferungen von DHL, Lieferungen von magischen Feinstaub, Lieferungen von magischem Orkbackenzahnfeinstaub sowie im Falle aller im Buch “Von Türen und Schnüren” auf den Seiten 738-1192 beschriebenen Notfällen. Allen Labyrinth Notausgangstüren ist es schlussendlich gestattet, Durchreisende nach ihrem Empfinden passieren zu lassen oder ihnen den Zutritt zu verweh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02:59:35.937009258</meta:creation-date>
    <meta:generator>LibreOffice/6.1.1.2$Linux_X86_64 LibreOffice_project/10$Build-2</meta:generator>
    <dc:date>2018-09-15T03:28:17.507679757</dc:date>
    <meta:editing-duration>PT6H36M12S</meta:editing-duration>
    <meta:editing-cycles>28</meta:editing-cycles>
    <meta:print-date>2018-09-14T20:40:43.907837337</meta:print-date>
    <meta:document-statistic meta:table-count="1" meta:image-count="0" meta:object-count="0" meta:page-count="13" meta:paragraph-count="53" meta:word-count="1673" meta:character-count="12313" meta:non-whitespace-character-count="10679"/>
  </office:meta>
</office:document-meta>
</file>